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630f5"/>
    </style:style>
    <style:style style:name="P2" style:family="paragraph" style:parent-style-name="Standard">
      <style:text-properties officeooo:rsid="000630f5" officeooo:paragraph-rsid="000630f5"/>
    </style:style>
    <style:style style:name="P3" style:family="paragraph" style:parent-style-name="Standard">
      <style:text-properties officeooo:rsid="000746ea" officeooo:paragraph-rsid="000746ea"/>
    </style:style>
    <style:style style:name="P4" style:family="paragraph" style:parent-style-name="Standard">
      <style:text-properties officeooo:rsid="0008e59a" officeooo:paragraph-rsid="0008e59a"/>
    </style:style>
    <style:style style:name="P5" style:family="paragraph" style:parent-style-name="Standard">
      <style:text-properties officeooo:paragraph-rsid="0008e59a"/>
    </style:style>
    <style:style style:name="P6" style:family="paragraph" style:parent-style-name="Standard">
      <style:text-properties officeooo:rsid="0009a445" officeooo:paragraph-rsid="0009a445"/>
    </style:style>
    <style:style style:name="T1" style:family="text">
      <style:text-properties style:font-name="sans-serif" fo:font-size="9.75pt"/>
    </style:style>
    <style:style style:name="T2" style:family="text">
      <style:text-properties style:font-name="sans-serif" fo:font-size="14.25pt"/>
    </style:style>
    <style:style style:name="T3" style:family="text">
      <style:text-properties style:font-name="sans-serif" fo:font-size="14.25pt" officeooo:rsid="000746ea"/>
    </style:style>
    <style:style style:name="T4" style:family="text">
      <style:text-properties style:font-name="sans-serif" fo:font-size="14.25pt" officeooo:rsid="0008e59a"/>
    </style:style>
    <style:style style:name="T5" style:family="text">
      <style:text-properties style:font-name="sans-serif" fo:font-size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Nome: Gutavo Garcia Pereira</text:span></text:p>
      <text:p text:style-name="P6"><text:span text:style-name="T1"/></text:p>
      <text:p text:style-name="P5"><text:span text:style-name="T1"/></text:p>
      <text:p text:style-name="P5"><text:span text:style-name="T1">1.</text:span><text:span text:style-name="T2">De acordo com as várias definições, como você definiria um </text:span></text:p>
      <text:p text:style-name="P5"><text:span text:style-name="T5">Sistema Distribuído?</text:span></text:p>
      <text:p text:style-name="P2"><text:span text:style-name="T5"/></text:p>
      <text:p text:style-name="P6"><text:span text:style-name="T5">Um sistema que tem diferentes núcleos, responsáveis por ações independentes, trabalhando como um sistema só!</text:span></text:p>
      <text:p text:style-name="P2"><text:span text:style-name="T5"/></text:p>
      <text:p text:style-name="P1"><text:span text:style-name="T5"/></text:p>
      <text:p text:style-name="P1"><text:span text:style-name="T1">2.</text:span><text:span text:style-name="T2">Quais as vantagens de se utilizar um SD?</text:span></text:p>
      <text:p text:style-name="P2"><text:span text:style-name="T2"/></text:p>
      <text:p text:style-name="P6"><text:span text:style-name="T2">Escalabilidade: adicionar mais podar de computação sempre que necessário de forma automática!</text:span></text:p>
      <text:p text:style-name="P6"><text:span text:style-name="T2">Performance: Separar diferentes núcleos!</text:span></text:p>
      <text:p text:style-name="P6"><text:span text:style-name="T2">Manutenção: Tendo um sistema fragmentado é mais fácil isolar o problema e mesmo assim o sistema continua funcionando como um todo!</text:span></text:p>
      <text:p text:style-name="P1"><text:span text:style-name="T2"/></text:p>
      <text:p text:style-name="P1"><text:span text:style-name="T1">3.</text:span><text:span text:style-name="T2">Em quais aspectos um SD pode ser heterogêneo?</text:span></text:p>
      <text:p text:style-name="P6"><text:span text:style-name="T3">A dificuldade de um sistema rodar em diferentes plataformas já que nem todo o código foi feito para rodar nesses ambientes!</text:span></text:p>
      <text:p text:style-name="P1"><text:span text:style-name="T2"/></text:p>
      <text:p text:style-name="P1"><text:span text:style-name="T2"/></text:p>
      <text:p text:style-name="P1"><text:span text:style-name="T1">4.</text:span><text:span text:style-name="T2">Que tipos de soluções temos em relação a heterogeneidade?</text:span></text:p>
      <text:p text:style-name="P3"><text:span text:style-name="T2"/></text:p>
      <text:p text:style-name="P6"><text:span text:style-name="T2">Dois tipos de soluções</text:span></text:p>
      <text:p text:style-name="P6"><text:span text:style-name="T2"/></text:p>
      <text:p text:style-name="P6"><text:span text:style-name="T2">Menos eficiente, desenvolvendo diferentes aplicações com códigos diferentes para plataformas diferentes que se comunica entre si dando a intender sendo uma coisa só!</text:span></text:p>
      <text:p text:style-name="P6"><text:span text:style-name="T2"/></text:p>
      <text:p text:style-name="P6"><text:span text:style-name="T2">Mais Eficiente, com Middiewere que ira fornecer interfaces homogênea, simplificando o desenvolvimento! </text:span></text:p>
      <text:p text:style-name="P1"><text:span text:style-name="T2"/></text:p>
      <text:p text:style-name="P1"><text:span text:style-name="T1">5.</text:span><text:span text:style-name="T2">O que você entende por Abertura e Interfaces em SD?</text:span></text:p>
      <text:p text:style-name="P6"><text:span text:style-name="T2">Tendo um sistema eletrônico onde vou ter ações padronizadas para determinados comportamentos do sistema!</text:span></text:p>
      <text:p text:style-name="P6"><text:span text:style-name="T2">Por exemplo Ligar e Desligar um lâmpada!</text:span></text:p>
      <text:p text:style-name="P1"><text:span text:style-name="T2"/></text:p>
      <text:p text:style-name="P1"><text:span text:style-name="T1">6.</text:span><text:span text:style-name="T2">Quais são os tipos de problemas de escalabilidade existentes em SD?</text:span></text:p>
      <text:p text:style-name="P6"><text:span text:style-name="T2">Escalabilidade geométricas e Escalabilidade de recursos!</text:span></text:p>
      <text:p text:style-name="P4"><text:span text:style-name="T2"/></text:p>
      <text:p text:style-name="P1"><text:soft-page-break/><text:span text:style-name="T2"/></text:p>
      <text:p text:style-name="P1"><text:span text:style-name="T1">7.</text:span><text:span text:style-name="T2">Cite e explique os principais tipos de Sistemas Distribuídos.</text:span></text:p>
      <text:p text:style-name="P6"><text:span text:style-name="T2">Sistemas de Computação: Tarefas que exigem alto desempenho </text:span></text:p>
      <text:p text:style-name="P6"><text:span text:style-name="T2">Sistemas de informação: Servidor com banco de dados</text:span></text:p>
      <text:p text:style-name="P6"><text:span text:style-name="T2">Sistemas Pervasivos: Computação móvel e Sistemas embarcados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08:31:40.191983419</meta:creation-date>
    <dc:date>2019-02-20T09:10:04.018491302</dc:date>
    <meta:editing-duration>PT6M53S</meta:editing-duration>
    <meta:editing-cycles>1</meta:editing-cycles>
    <meta:document-statistic meta:table-count="0" meta:image-count="0" meta:object-count="0" meta:page-count="2" meta:paragraph-count="23" meta:word-count="233" meta:character-count="1595" meta:non-whitespace-character-count="1382"/>
    <meta:generator>LibreOffice/5.1.6.2$Linux_X86_64 LibreOffice_project/10m0$Build-2</meta:generator>
  </office:meta>
</office:document-meta>
</file>